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9.53mm"/>
    </style:style>
    <style:style style:name="co2" style:family="table-column">
      <style:table-column-properties fo:break-before="auto" style:column-width="58.24mm"/>
    </style:style>
    <style:style style:name="co3" style:family="table-column">
      <style:table-column-properties fo:break-before="auto" style:column-width="57.41mm"/>
    </style:style>
    <style:style style:name="co4" style:family="table-column">
      <style:table-column-properties fo:break-before="auto" style:column-width="70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bold" style:font-name-complex="DejaVu Sans1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DejaVu Sans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font-name-complex="DejaVu Sans1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0pt" fo:font-weight="bold" fo:country="none" style:country-asian="none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country="none" style:country-asian="none" style:font-name-asian="Courier New" style:font-size-asian="12pt"/>
    </style:style>
    <style:style style:name="T3" style:family="text">
      <style:text-properties fo:color="#000000" fo:font-size="10pt" fo:font-weight="bold" fo:country="none" style:country-asian="none" style:font-name="Calibri" style:font-name-asian="Cambria" style:font-size-asian="10pt" style:font-size-complex="10pt" style:font-weight-asian="bold" style:font-weight-complex="bold"/>
    </style:style>
    <style:style style:name="T4" style:family="text">
      <style:text-properties fo:color="#000000" style:font-name="Calibri" fo:font-size="9pt" fo:font-weight="bold" fo:country="none" style:country-asian="none" style:font-name-asian="Cambria" style:font-size-asian="9pt" style:font-size-complex="9pt" style:font-weight-asian="bold" style:font-weight-complex="bold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86mm" svg:height="89.95mm" svg:x="9.32mm" svg:y="70.26mm">
            <draw:object draw:notify-on-update-of-ranges="Hoja1.A2:Hoja1.A14 Hoja1.B1:Hoja1.B1 Hoja1.B2:Hoja1.B14 Hoja1.C1:Hoja1.C1 Hoja1.C2:Hoja1.C14 Hoja1.D1:Hoja1.D1 Hoja1.D2:Hoja1.D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Dinámicos</text:p>
            <text:p>1 thread/core</text:p>
          </table:table-cell>
          <table:table-cell table:style-name="ce9" office:value-type="string" calcext:value-type="string">
            <text:p><text:span text:style-name="T1">T. paralelo (versión </text:span><text:span text:style-name="T2">for</text:span><text:span text:style-name="T3">)</text:span></text:p>
            <text:p><text:span text:style-name="T4">12 threads/cores</text:span></text:p>
          </table:table-cell>
          <table:table-cell table:style-name="ce9" office:value-type="string" calcext:value-type="string">
            <text:p><text:span text:style-name="T1">T. paralelo (versión </text:span><text:span text:style-name="T2">sections)</text:span></text:p>
            <text:p><text:span text:style-name="T4">12 threads/cores</text:span>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office:value-type="float" office:value="0.000135216" calcext:value-type="float">
            <text:p>0,000135216</text:p>
          </table:table-cell>
          <table:table-cell office:value-type="float" office:value="0.00007582" calcext:value-type="float">
            <text:p>0,00007582</text:p>
          </table:table-cell>
          <table:table-cell office:value-type="float" office:value="0.000083318" calcext:value-type="float">
            <text:p>0,000083318</text:p>
          </table:table-cell>
        </table:table-row>
        <table:table-row table:style-name="ro2">
          <table:table-cell table:style-name="ce3" office:value-type="float" office:value="32768" calcext:value-type="float">
            <text:p>32768</text:p>
          </table:table-cell>
          <table:table-cell table:style-name="ce7" office:value-type="float" office:value="0.000232114" calcext:value-type="float">
            <text:p>0,000232114</text:p>
          </table:table-cell>
          <table:table-cell table:style-name="ce7" office:value-type="float" office:value="0.000088935" calcext:value-type="float">
            <text:p>0,000088935</text:p>
          </table:table-cell>
          <table:table-cell table:style-name="ce7" office:value-type="float" office:value="0.000089327" calcext:value-type="float">
            <text:p>0,000089327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float" office:value="0.000435476" calcext:value-type="float">
            <text:p>0,000435476</text:p>
          </table:table-cell>
          <table:table-cell office:value-type="float" office:value="0.006272339" calcext:value-type="float">
            <text:p>0,006272339</text:p>
          </table:table-cell>
          <table:table-cell office:value-type="float" office:value="0.000146079" calcext:value-type="float">
            <text:p>0,000146079</text:p>
          </table:table-cell>
        </table:table-row>
        <table:table-row table:style-name="ro2"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0638859" calcext:value-type="float">
            <text:p>0,000638859</text:p>
          </table:table-cell>
          <table:table-cell table:style-name="ce7" office:value-type="float" office:value="0.000316963" calcext:value-type="float">
            <text:p>0,000316963</text:p>
          </table:table-cell>
          <table:table-cell table:style-name="ce7" office:value-type="float" office:value="0.000311186" calcext:value-type="float">
            <text:p>0,000311186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float" office:value="0.001283828" calcext:value-type="float">
            <text:p>0,001283828</text:p>
          </table:table-cell>
          <table:table-cell office:value-type="float" office:value="0.000730708" calcext:value-type="float">
            <text:p>0,000730708</text:p>
          </table:table-cell>
          <table:table-cell office:value-type="float" office:value="0.00057673" calcext:value-type="float">
            <text:p>0,00057673</text:p>
          </table:table-cell>
        </table:table-row>
        <table:table-row table:style-name="ro2"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2065432" calcext:value-type="float">
            <text:p>0,002065432</text:p>
          </table:table-cell>
          <table:table-cell table:style-name="ce7" office:value-type="float" office:value="0.003428345" calcext:value-type="float">
            <text:p>0,003428345</text:p>
          </table:table-cell>
          <table:table-cell table:style-name="ce7" office:value-type="float" office:value="0.001396838" calcext:value-type="float">
            <text:p>0,001396838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float" office:value="0.003045841" calcext:value-type="float">
            <text:p>0,003045841</text:p>
          </table:table-cell>
          <table:table-cell office:value-type="float" office:value="0.002725269" calcext:value-type="float">
            <text:p>0,002725269</text:p>
          </table:table-cell>
          <table:table-cell office:value-type="float" office:value="0.002591328" calcext:value-type="float">
            <text:p>0,002591328</text:p>
          </table:table-cell>
        </table:table-row>
        <table:table-row table:style-name="ro2"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06066143" calcext:value-type="float">
            <text:p>0,006066143</text:p>
          </table:table-cell>
          <table:table-cell table:style-name="ce7" office:value-type="float" office:value="0.008345175" calcext:value-type="float">
            <text:p>0,008345175</text:p>
          </table:table-cell>
          <table:table-cell table:style-name="ce7" office:value-type="float" office:value="0.005439702" calcext:value-type="float">
            <text:p>0,005439702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float" office:value="0.011648756" calcext:value-type="float">
            <text:p>0,011648756</text:p>
          </table:table-cell>
          <table:table-cell office:value-type="float" office:value="0.010454436" calcext:value-type="float">
            <text:p>0,010454436</text:p>
          </table:table-cell>
          <table:table-cell office:value-type="float" office:value="0.012273216" calcext:value-type="float">
            <text:p>0,012273216</text:p>
          </table:table-cell>
        </table:table-row>
        <table:table-row table:style-name="ro2"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023282247" calcext:value-type="float">
            <text:p>0,023282247</text:p>
          </table:table-cell>
          <table:table-cell table:style-name="ce7" office:value-type="float" office:value="0.021032311" calcext:value-type="float">
            <text:p>0,021032311</text:p>
          </table:table-cell>
          <table:table-cell table:style-name="ce7" office:value-type="float" office:value="0.021301452" calcext:value-type="float">
            <text:p>0,021301452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float" office:value="0.046915376" calcext:value-type="float">
            <text:p>0,046915376</text:p>
          </table:table-cell>
          <table:table-cell office:value-type="float" office:value="0.042721923" calcext:value-type="float">
            <text:p>0,042721923</text:p>
          </table:table-cell>
          <table:table-cell office:value-type="float" office:value="0.042935271" calcext:value-type="float">
            <text:p>0,042935271</text:p>
          </table:table-cell>
        </table:table-row>
        <table:table-row table:style-name="ro2"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094922471" calcext:value-type="float">
            <text:p>0,094922471</text:p>
          </table:table-cell>
          <table:table-cell table:style-name="ce7" office:value-type="float" office:value="0.086561643" calcext:value-type="float">
            <text:p>0,086561643</text:p>
          </table:table-cell>
          <table:table-cell table:style-name="ce7" office:value-type="float" office:value="0.087815215" calcext:value-type="float">
            <text:p>0,087815215</text:p>
          </table:table-cell>
        </table:table-row>
        <table:table-row table:style-name="ro2">
          <table:table-cell table:style-name="ce5" office:value-type="float" office:value="67108864" calcext:value-type="float">
            <text:p>67108864</text:p>
          </table:table-cell>
          <table:table-cell table:style-name="ce8" office:value-type="float" office:value="0.205208506" calcext:value-type="float">
            <text:p>0,205208506</text:p>
          </table:table-cell>
          <table:table-cell table:style-name="ce8" office:value-type="float" office:value="0.177843853" calcext:value-type="float">
            <text:p>0,177843853</text:p>
          </table:table-cell>
          <table:table-cell table:style-name="ce8" office:value-type="float" office:value="0.186301955" calcext:value-type="float">
            <text:p>0,1863019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s" fo:country="E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 style:data-style-name="N2" text:time-value="16:23:49.7882530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6:01:27.140877288</meta:creation-date>
    <dc:date>2015-03-25T16:24:47.731605215</dc:date>
    <meta:editing-duration>PT4M7S</meta:editing-duration>
    <meta:editing-cycles>2</meta:editing-cycles>
    <meta:generator>LibreOffice/4.4.1.2$Linux_X86_64 LibreOffice_project/40m0$Build-2</meta:generator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8.996cm" xlink:href=".." xlink:type="simple" chart:class="chart:line" chart:style-name="ch1">
        <chart:title svg:x="5.661cm" svg:y="0.315cm" chart:style-name="ch2">
          <text:p>Resultados en mi PC</text:p>
        </chart:title>
        <chart:legend chart:legend-position="end" svg:x="9.854cm" svg:y="2.907cm" style:legend-expansion="high" chart:style-name="ch3"/>
        <chart:plot-area chart:style-name="ch4" table:cell-range-address="Hoja1.A1:Hoja1.D14" chart:data-source-has-labels="both" svg:x="1.33cm" svg:y="1.299cm" svg:width="8.205cm" svg:height="6.537cm">
          <chartooo:coordinate-region svg:x="2.322cm" svg:y="1.299cm" svg:width="7.072cm" svg:height="4.61cm"/>
          <chart:axis chart:dimension="x" chart:name="primary-x" chart:style-name="ch5" chartooo:axis-type="auto">
            <chartooo:date-scale/>
            <chart:title svg:x="3.681cm" svg:y="8.015cm" chart:style-name="ch6">
              <text:p>Tamaño del problema</text:p>
            </chart:title>
            <chart:categories table:cell-range-address="Hoja1.A2:Hoja1.A14"/>
            <chart:grid chart:style-name="ch7" chart:class="major"/>
          </chart:axis>
          <chart:axis chart:dimension="y" chart:name="primary-y" chart:style-name="ch5">
            <chart:title svg:x="0.451cm" svg:y="6.284cm" chart:style-name="ch8">
              <text:p>Tiempo de ejecución</text:p>
            </chart:title>
            <chart:grid chart:style-name="ch7" chart:class="major"/>
          </chart:axis>
          <chart:series chart:style-name="ch9" chart:values-cell-range-address="Hoja1.B2:Hoja1.B14" chart:label-cell-address="Hoja1.B1:Hoja1.B1" chart:class="chart:line">
            <chart:data-point chart:repeated="13"/>
          </chart:series>
          <chart:series chart:style-name="ch10" chart:values-cell-range-address="Hoja1.C2:Hoja1.C14" chart:label-cell-address="Hoja1.C1:Hoja1.C1" chart:class="chart:line">
            <chart:data-point chart:repeated="13"/>
          </chart:series>
          <chart:series chart:style-name="ch11" chart:values-cell-range-address="Hoja1.D2:Hoja1.D14" chart:label-cell-address="Hoja1.D1:Hoja1.D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Dinámicos
1 thread/core</text:p>
                <draw:g>
                  <svg:desc>Hoja1.B1:Hoja1.B1</svg:desc>
                </draw:g>
              </table:table-cell>
              <table:table-cell office:value-type="string">
                <text:p>T. paralelo (versión for)
12 threads/cores</text:p>
                <draw:g>
                  <svg:desc>Hoja1.C1:Hoja1.C1</svg:desc>
                </draw:g>
              </table:table-cell>
              <table:table-cell office:value-type="string">
                <text:p>T. paralelo (versión sections)
12 threads/cores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0</text:p>
                <draw:g>
                  <svg:desc>Hoja1.A2:Hoja1.A14</svg:desc>
                </draw:g>
              </table:table-cell>
              <table:table-cell office:value-type="float" office:value="0.000135216">
                <text:p>0.000135216</text:p>
                <draw:g>
                  <svg:desc>Hoja1.B2:Hoja1.B14</svg:desc>
                </draw:g>
              </table:table-cell>
              <table:table-cell office:value-type="float" office:value="0.00007582">
                <text:p>0.00007582</text:p>
                <draw:g>
                  <svg:desc>Hoja1.C2:Hoja1.C14</svg:desc>
                </draw:g>
              </table:table-cell>
              <table:table-cell office:value-type="float" office:value="0.000083318">
                <text:p>0.000083318</text:p>
                <draw:g>
                  <svg:desc>Hoja1.D2:Hoja1.D14</svg:desc>
                </draw:g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232114">
                <text:p>0.000232114</text:p>
              </table:table-cell>
              <table:table-cell office:value-type="float" office:value="0.000088935">
                <text:p>0.000088935</text:p>
              </table:table-cell>
              <table:table-cell office:value-type="float" office:value="0.000089327">
                <text:p>0.00008932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435476">
                <text:p>0.000435476</text:p>
              </table:table-cell>
              <table:table-cell office:value-type="float" office:value="0.006272339">
                <text:p>0.006272339</text:p>
              </table:table-cell>
              <table:table-cell office:value-type="float" office:value="0.000146079">
                <text:p>0.00014607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638859">
                <text:p>0.000638859</text:p>
              </table:table-cell>
              <table:table-cell office:value-type="float" office:value="0.000316963">
                <text:p>0.000316963</text:p>
              </table:table-cell>
              <table:table-cell office:value-type="float" office:value="0.000311186">
                <text:p>0.00031118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1283828">
                <text:p>0.001283828</text:p>
              </table:table-cell>
              <table:table-cell office:value-type="float" office:value="0.000730708">
                <text:p>0.000730708</text:p>
              </table:table-cell>
              <table:table-cell office:value-type="float" office:value="0.00057673">
                <text:p>0.0005767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2065432">
                <text:p>0.002065432</text:p>
              </table:table-cell>
              <table:table-cell office:value-type="float" office:value="0.003428345">
                <text:p>0.003428345</text:p>
              </table:table-cell>
              <table:table-cell office:value-type="float" office:value="0.001396838">
                <text:p>0.00139683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3045841">
                <text:p>0.003045841</text:p>
              </table:table-cell>
              <table:table-cell office:value-type="float" office:value="0.002725269">
                <text:p>0.002725269</text:p>
              </table:table-cell>
              <table:table-cell office:value-type="float" office:value="0.002591328">
                <text:p>0.00259132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6066143">
                <text:p>0.006066143</text:p>
              </table:table-cell>
              <table:table-cell office:value-type="float" office:value="0.008345175">
                <text:p>0.008345175</text:p>
              </table:table-cell>
              <table:table-cell office:value-type="float" office:value="0.005439702">
                <text:p>0.00543970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11648756">
                <text:p>0.011648756</text:p>
              </table:table-cell>
              <table:table-cell office:value-type="float" office:value="0.010454436">
                <text:p>0.010454436</text:p>
              </table:table-cell>
              <table:table-cell office:value-type="float" office:value="0.012273216">
                <text:p>0.01227321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23282247">
                <text:p>0.023282247</text:p>
              </table:table-cell>
              <table:table-cell office:value-type="float" office:value="0.021032311">
                <text:p>0.021032311</text:p>
              </table:table-cell>
              <table:table-cell office:value-type="float" office:value="0.021301452">
                <text:p>0.02130145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46915376">
                <text:p>0.046915376</text:p>
              </table:table-cell>
              <table:table-cell office:value-type="float" office:value="0.042721923">
                <text:p>0.042721923</text:p>
              </table:table-cell>
              <table:table-cell office:value-type="float" office:value="0.042935271">
                <text:p>0.04293527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94922471">
                <text:p>0.094922471</text:p>
              </table:table-cell>
              <table:table-cell office:value-type="float" office:value="0.086561643">
                <text:p>0.086561643</text:p>
              </table:table-cell>
              <table:table-cell office:value-type="float" office:value="0.087815215">
                <text:p>0.087815215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0.205208506">
                <text:p>0.205208506</text:p>
              </table:table-cell>
              <table:table-cell office:value-type="float" office:value="0.177843853">
                <text:p>0.177843853</text:p>
              </table:table-cell>
              <table:table-cell office:value-type="float" office:value="0.186301955">
                <text:p>0.1863019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